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orphans="2" fo:widows="2"/>
    </style:style>
    <style:style style:name="P5" style:family="paragraph" style:parent-style-name="Preformatted_20_Text">
      <style:paragraph-properties fo:orphans="2" fo:widows="2"/>
      <style:text-properties fo:font-weight="bold" style:font-weight-asian="bold" style:font-weight-complex="bold"/>
    </style:style>
    <style:style style:name="P6" style:family="paragraph" style:parent-style-name="Preformatted_20_Text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P7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rown-Eyed Women - Garcia/Hunter</text:p>
      <text:p text:style-name="P2">Intro</text:p>
      <text:p text:style-name="P4">C#m <text:s/>E <text:s text:c="2"/>A <text:s text:c="2"/>E</text:p>
      <text:p text:style-name="P1"/>
      <text:p text:style-name="P1">C#m <text:s text:c="23"/>E</text:p>
      <text:p text:style-name="P1">Gone are the days when the ox fall down,</text:p>
      <text:p text:style-name="P1">B <text:s text:c="32"/>A</text:p>
      <text:p text:style-name="P1">You take up the yoke and plow the fields around.</text:p>
      <text:p text:style-name="P1">C#m <text:s text:c="23"/>E</text:p>
      <text:p text:style-name="P1">Gone are the days when the ladies said, "Please,</text:p>
      <text:p text:style-name="P1">A <text:s text:c="39"/>E</text:p>
      <text:p text:style-name="P1">Gentle Jack Jones won't you come home to me."</text:p>
      <text:p text:style-name="P4"/>
      <text:p text:style-name="P2">Chorus</text:p>
      <text:p text:style-name="P1">B <text:s text:c="14"/></text:p>
      <text:p text:style-name="P1">Brown-eyed women and red grenadine,</text:p>
      <text:p text:style-name="P3"><text:s text:c="4"/><text:span text:style-name="T1">A <text:s text:c="23"/>E <text:s text:c="9"/>B</text:span></text:p>
      <text:p text:style-name="P1">The bottle was dusty but the liquor was clean.</text:p>
      <text:p text:style-name="P1">A <text:s text:c="28"/>E <text:s text:c="11"/>C#m</text:p>
      <text:p text:style-name="P1">Sound of the thunder with the rain pourin' down,</text:p>
      <text:p text:style-name="P3"><text:s text:c="7"/><text:span text:style-name="T1">F#m <text:s text:c="20"/>A <text:s text:c="7"/>E</text:span></text:p>
      <text:p text:style-name="P1">And it looks like the old man's gettin' on.</text:p>
      <text:p text:style-name="P4"/>
      <text:p text:style-name="P1">1920 when he stepped to the bar, </text:p>
      <text:p text:style-name="P1">Drank to the dregs of the whiskey jar.</text:p>
      <text:p text:style-name="P1">1930 when the wall caved in, </text:p>
      <text:p text:style-name="P1">He paid his way selling red-eye gin.</text:p>
      <text:p text:style-name="P4"/>
      <text:p text:style-name="P2">Chorus</text:p>
      <text:p text:style-name="P4"/>
      <text:p text:style-name="P1">Delilah Jones was the mother of twins,</text:p>
      <text:p text:style-name="P1">Two times over and the rest were sins.</text:p>
      <text:p text:style-name="P1">Raised eight boys, only I turned bad,</text:p>
      <text:p text:style-name="P1">Didn't get the lickin's that the other ones had.</text:p>
      <text:p text:style-name="P4"/>
      <text:p text:style-name="P2">Chorus</text:p>
      <text:p text:style-name="P4"/>
      <text:p text:style-name="P5">Bridge</text:p>
      <text:p text:style-name="P1">Bm <text:s text:c="18"/>A <text:s text:c="7"/>E</text:p>
      <text:p text:style-name="P1">Tumble down shack in Big Foot county.</text:p>
      <text:p text:style-name="P1">Bm <text:s text:c="21"/>A <text:s text:c="9"/>E</text:p>
      <text:p text:style-name="P1">Snowed so hard that the roof caved in.</text:p>
      <text:p text:style-name="P1">C#m <text:s text:c="4"/>B <text:s text:c="12"/>A <text:s text:c="7"/>G#m</text:p>
      <text:p text:style-name="P1">Delilah Jones went to meet her God,</text:p>
      <text:p text:style-name="P3"><text:s text:c="8"/><text:span text:style-name="T1">A <text:s text:c="26"/>E</text:span></text:p>
      <text:p text:style-name="P1">And the old man never was the same again.</text:p>
      <text:p text:style-name="P4"/>
      <text:p text:style-name="P1">Daddy made whiskey and he made it well.</text:p>
      <text:p text:style-name="P1">Cost two dollars and it burned like hell.</text:p>
      <text:p text:style-name="P1">I cut hick'ry just to fire the still,</text:p>
      <text:p text:style-name="P1">Drink down a bottle and be ready to kill.</text:p>
      <text:p text:style-name="P4"/>
      <text:p text:style-name="P2">Chorus</text:p>
      <text:p text:style-name="P4"/>
      <text:p text:style-name="P1">Gone are the days when the ox fall down,</text:p>
      <text:p text:style-name="P1">You take up the yoke and plow the fiends around.</text:p>
      <text:p text:style-name="P1">Gone are the days when the ladies said' "Please,</text:p>
      <text:p text:style-name="P1">Gentle Jack Jones won't you come to me."</text:p>
      <text:p text:style-name="P4"><text:span text:style-name="T2">Choru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2T14:28:13</meta:creation-date>
    <meta:document-statistic meta:table-count="0" meta:image-count="0" meta:object-count="0" meta:page-count="1" meta:paragraph-count="49" meta:word-count="273" meta:character-count="1637" meta:non-whitespace-character-count="1053"/>
    <dc:date>2013-01-12T14:31:06</dc:date>
    <meta:editing-duration>PT2M54S</meta:editing-duration>
    <meta:editing-cycles>1</meta:editing-cycles>
    <meta:generator>LibreOffice/3.4$Unix LibreOffice_project/340m1$Build-302</meta:generator>
  </office:meta>
</office:document-meta>
</file>